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87cm"/>
    </style:style>
    <style:style style:name="co3" style:family="table-column">
      <style:table-column-properties fo:break-before="auto" style:column-width="2.648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3.103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1.411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4.8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last_name</text:p>
          </table:table-cell>
          <table:table-cell table:style-name="ce1" office:value-type="string">
            <text:p>first_name</text:p>
          </table:table-cell>
          <table:table-cell table:style-name="ce1" office:value-type="string">
            <text:p>patronymic</text:p>
          </table:table-cell>
          <table:table-cell table:style-name="ce1" office:value-type="string">
            <text:p>date_birth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declension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Смирнова</text:p>
          </table:table-cell>
          <table:table-cell office:value-type="string">
            <text:p>Анна</text:p>
          </table:table-cell>
          <table:table-cell office:value-type="string">
            <text:p>Богдановна</text:p>
          </table:table-cell>
          <table:table-cell office:value-type="string">
            <text:p>1978-11-0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REATE TABLE "user_birthday" (</text:p>
          </table:table-cell>
          <table:table-cell table:number-columns-repeated="1015"/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string">
            <text:p>Мельникова</text:p>
          </table:table-cell>
          <table:table-cell office:value-type="string">
            <text:p>Ева</text:p>
          </table:table-cell>
          <table:table-cell office:value-type="string">
            <text:p>Ильинична</text:p>
          </table:table-cell>
          <table:table-cell office:value-type="string">
            <text:p>2002-04-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INTEGER,</text:p>
          </table:table-cell>
          <table:table-cell table:number-columns-repeated="1013"/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string">
            <text:p>Борисова</text:p>
          </table:table-cell>
          <table:table-cell office:value-type="string">
            <text:p>Варвара</text:p>
          </table:table-cell>
          <table:table-cell office:value-type="string">
            <text:p>Дмитриевна</text:p>
          </table:table-cell>
          <table:table-cell office:value-type="string">
            <text:p>1972-12-0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last_name</text:p>
          </table:table-cell>
          <table:table-cell office:value-type="string">
            <text:p>TEXT NOT NULL,</text:p>
          </table:table-cell>
          <table:table-cell table:number-columns-repeated="1013"/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string">
            <text:p>Федоров</text:p>
          </table:table-cell>
          <table:table-cell office:value-type="string">
            <text:p>Матвей</text:p>
          </table:table-cell>
          <table:table-cell office:value-type="string">
            <text:p>Александрович</text:p>
          </table:table-cell>
          <table:table-cell office:value-type="string">
            <text:p>2019-01-0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first_name</text:p>
          </table:table-cell>
          <table:table-cell office:value-type="string">
            <text:p>TEXT NOT NULL,</text:p>
          </table:table-cell>
          <table:table-cell table:number-columns-repeated="1013"/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string">
            <text:p>Черкасов</text:p>
          </table:table-cell>
          <table:table-cell office:value-type="string">
            <text:p>Платон</text:p>
          </table:table-cell>
          <table:table-cell office:value-type="string">
            <text:p>Георгиевич</text:p>
          </table:table-cell>
          <table:table-cell office:value-type="string">
            <text:p>1971-03-3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atronymic</text:p>
          </table:table-cell>
          <table:table-cell office:value-type="string">
            <text:p>TEXT NOT NULL,</text:p>
          </table:table-cell>
          <table:table-cell table:number-columns-repeated="1013"/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string">
            <text:p>Корчагин</text:p>
          </table:table-cell>
          <table:table-cell office:value-type="string">
            <text:p>Иван</text:p>
          </table:table-cell>
          <table:table-cell office:value-type="string">
            <text:p>Михайлович</text:p>
          </table:table-cell>
          <table:table-cell office:value-type="string">
            <text:p>1997-04-0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ate_birth</text:p>
          </table:table-cell>
          <table:table-cell office:value-type="string">
            <text:p>TEXT NOT NULL,</text:p>
          </table:table-cell>
          <table:table-cell table:number-columns-repeated="1013"/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string">
            <text:p>Сергеев</text:p>
          </table:table-cell>
          <table:table-cell office:value-type="string">
            <text:p>Ярослав</text:p>
          </table:table-cell>
          <table:table-cell office:value-type="string">
            <text:p>Юрьевич</text:p>
          </table:table-cell>
          <table:table-cell office:value-type="string">
            <text:p>1999-02-0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gender</text:p>
          </table:table-cell>
          <table:table-cell office:value-type="string">
            <text:p>TEXT NOT NULL,</text:p>
          </table:table-cell>
          <table:table-cell table:number-columns-repeated="1013"/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string">
            <text:p>Орлов</text:p>
          </table:table-cell>
          <table:table-cell office:value-type="string">
            <text:p>Василий</text:p>
          </table:table-cell>
          <table:table-cell office:value-type="string">
            <text:p>Матвеевич</text:p>
          </table:table-cell>
          <table:table-cell office:value-type="string">
            <text:p>1992-10-0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declension</text:p>
          </table:table-cell>
          <table:table-cell office:value-type="string">
            <text:p>INTEGER NOT NULL,</text:p>
          </table:table-cell>
          <table:table-cell table:number-columns-repeated="1013"/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string">
            <text:p>Федотова</text:p>
          </table:table-cell>
          <table:table-cell office:value-type="string">
            <text:p>Дарина</text:p>
          </table:table-cell>
          <table:table-cell office:value-type="string">
            <text:p>Никитична</text:p>
          </table:table-cell>
          <table:table-cell office:value-type="string">
            <text:p>1995-10-2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PRIMARY KEY("id")</text:p>
          </table:table-cell>
          <table:table-cell table:number-columns-repeated="1014"/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string">
            <text:p>Овчинникова</text:p>
          </table:table-cell>
          <table:table-cell office:value-type="string">
            <text:p>Валерия</text:p>
          </table:table-cell>
          <table:table-cell office:value-type="string">
            <text:p>Михайловна</text:p>
          </table:table-cell>
          <table:table-cell office:value-type="string">
            <text:p>1994-10-2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/>
          <table:table-cell office:value-type="string">
            <text:p>);</text:p>
          </table:table-cell>
          <table:table-cell table:number-columns-repeated="1015"/>
        </table:table-row>
        <table:table-row table:style-name="ro1">
          <table:table-cell table:formula="of:=[.A11]+1" office:value-type="float" office:value="11">
            <text:p>11</text:p>
          </table:table-cell>
          <table:table-cell office:value-type="string">
            <text:p>Королева</text:p>
          </table:table-cell>
          <table:table-cell office:value-type="string">
            <text:p>Анастасия</text:p>
          </table:table-cell>
          <table:table-cell office:value-type="string">
            <text:p>Тимофеевна</text:p>
          </table:table-cell>
          <table:table-cell office:value-type="string">
            <text:p>1986-09-04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]+1" office:value-type="float" office:value="12">
            <text:p>12</text:p>
          </table:table-cell>
          <table:table-cell office:value-type="string">
            <text:p>Зубкова</text:p>
          </table:table-cell>
          <table:table-cell office:value-type="string">
            <text:p>Наталья</text:p>
          </table:table-cell>
          <table:table-cell office:value-type="string">
            <text:p>Артёмовна</text:p>
          </table:table-cell>
          <table:table-cell office:value-type="string">
            <text:p>1999-08-3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]+1" office:value-type="float" office:value="13">
            <text:p>13</text:p>
          </table:table-cell>
          <table:table-cell office:value-type="string">
            <text:p>Куприянова</text:p>
          </table:table-cell>
          <table:table-cell office:value-type="string">
            <text:p>Маргарита</text:p>
          </table:table-cell>
          <table:table-cell office:value-type="string">
            <text:p>Михайловна</text:p>
          </table:table-cell>
          <table:table-cell office:value-type="string">
            <text:p>2000-01-2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14">
            <text:p>14</text:p>
          </table:table-cell>
          <table:table-cell office:value-type="string">
            <text:p>Емельянов</text:p>
          </table:table-cell>
          <table:table-cell office:value-type="string">
            <text:p>Фёдор</text:p>
          </table:table-cell>
          <table:table-cell office:value-type="string">
            <text:p>Владимирович</text:p>
          </table:table-cell>
          <table:table-cell office:value-type="string">
            <text:p>2013-12-0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]+1" office:value-type="float" office:value="15">
            <text:p>15</text:p>
          </table:table-cell>
          <table:table-cell office:value-type="string">
            <text:p>Соловьева</text:p>
          </table:table-cell>
          <table:table-cell office:value-type="string">
            <text:p>Мария</text:p>
          </table:table-cell>
          <table:table-cell office:value-type="string">
            <text:p>Петровна</text:p>
          </table:table-cell>
          <table:table-cell office:value-type="string">
            <text:p>2014-10-0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]+1" office:value-type="float" office:value="16">
            <text:p>16</text:p>
          </table:table-cell>
          <table:table-cell office:value-type="string">
            <text:p>Соколова</text:p>
          </table:table-cell>
          <table:table-cell office:value-type="string">
            <text:p>София</text:p>
          </table:table-cell>
          <table:table-cell office:value-type="string">
            <text:p>Степановна</text:p>
          </table:table-cell>
          <table:table-cell office:value-type="string">
            <text:p>1971-02-1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]+1" office:value-type="float" office:value="17">
            <text:p>17</text:p>
          </table:table-cell>
          <table:table-cell office:value-type="string">
            <text:p>Лебедева</text:p>
          </table:table-cell>
          <table:table-cell office:value-type="string">
            <text:p>Ирина</text:p>
          </table:table-cell>
          <table:table-cell office:value-type="string">
            <text:p>Тимофеевна</text:p>
          </table:table-cell>
          <table:table-cell office:value-type="string">
            <text:p>2008-01-0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]+1" office:value-type="float" office:value="18">
            <text:p>18</text:p>
          </table:table-cell>
          <table:table-cell office:value-type="string">
            <text:p>Грачев</text:p>
          </table:table-cell>
          <table:table-cell office:value-type="string">
            <text:p>Михаил</text:p>
          </table:table-cell>
          <table:table-cell office:value-type="string">
            <text:p>Матвеевич</text:p>
          </table:table-cell>
          <table:table-cell office:value-type="string">
            <text:p>1994-03-0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]+1" office:value-type="float" office:value="19">
            <text:p>19</text:p>
          </table:table-cell>
          <table:table-cell office:value-type="string">
            <text:p>Комаров</text:p>
          </table:table-cell>
          <table:table-cell office:value-type="string">
            <text:p>Николай</text:p>
          </table:table-cell>
          <table:table-cell office:value-type="string">
            <text:p>Ильич</text:p>
          </table:table-cell>
          <table:table-cell office:value-type="string">
            <text:p>1985-07-1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0]+1" office:value-type="float" office:value="20">
            <text:p>20</text:p>
          </table:table-cell>
          <table:table-cell office:value-type="string">
            <text:p>Дорохов</text:p>
          </table:table-cell>
          <table:table-cell office:value-type="string">
            <text:p>Мирон</text:p>
          </table:table-cell>
          <table:table-cell office:value-type="string">
            <text:p>Иванович</text:p>
          </table:table-cell>
          <table:table-cell office:value-type="string">
            <text:p>1984-02-2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1]+1" office:value-type="float" office:value="21">
            <text:p>21</text:p>
          </table:table-cell>
          <table:table-cell office:value-type="string">
            <text:p>Белоусов</text:p>
          </table:table-cell>
          <table:table-cell office:value-type="string">
            <text:p>Дамир</text:p>
          </table:table-cell>
          <table:table-cell office:value-type="string">
            <text:p>Павлович</text:p>
          </table:table-cell>
          <table:table-cell office:value-type="string">
            <text:p>1980-08-1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2]+1" office:value-type="float" office:value="22">
            <text:p>22</text:p>
          </table:table-cell>
          <table:table-cell office:value-type="string">
            <text:p>Крюков</text:p>
          </table:table-cell>
          <table:table-cell office:value-type="string">
            <text:p>Павел</text:p>
          </table:table-cell>
          <table:table-cell office:value-type="string">
            <text:p>Демидович</text:p>
          </table:table-cell>
          <table:table-cell office:value-type="string">
            <text:p>2000-05-2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3]+1" office:value-type="float" office:value="23">
            <text:p>23</text:p>
          </table:table-cell>
          <table:table-cell office:value-type="string">
            <text:p>Данилова</text:p>
          </table:table-cell>
          <table:table-cell office:value-type="string">
            <text:p>Ника</text:p>
          </table:table-cell>
          <table:table-cell office:value-type="string">
            <text:p>Арсентьевна</text:p>
          </table:table-cell>
          <table:table-cell office:value-type="string">
            <text:p>1995-01-1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4]+1" office:value-type="float" office:value="24">
            <text:p>24</text:p>
          </table:table-cell>
          <table:table-cell office:value-type="string">
            <text:p>Головина</text:p>
          </table:table-cell>
          <table:table-cell office:value-type="string">
            <text:p>Алия</text:p>
          </table:table-cell>
          <table:table-cell office:value-type="string">
            <text:p>Тимуровна</text:p>
          </table:table-cell>
          <table:table-cell office:value-type="string">
            <text:p>1973-10-3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5]+1" office:value-type="float" office:value="25">
            <text:p>25</text:p>
          </table:table-cell>
          <table:table-cell office:value-type="string">
            <text:p>Крюков</text:p>
          </table:table-cell>
          <table:table-cell office:value-type="string">
            <text:p>Артём</text:p>
          </table:table-cell>
          <table:table-cell office:value-type="string">
            <text:p>Алиевич</text:p>
          </table:table-cell>
          <table:table-cell office:value-type="string">
            <text:p>1978-05-2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6]+1" office:value-type="float" office:value="26">
            <text:p>26</text:p>
          </table:table-cell>
          <table:table-cell office:value-type="string">
            <text:p>Смирнов</text:p>
          </table:table-cell>
          <table:table-cell office:value-type="string">
            <text:p>Макар</text:p>
          </table:table-cell>
          <table:table-cell office:value-type="string">
            <text:p>Степанович</text:p>
          </table:table-cell>
          <table:table-cell office:value-type="string">
            <text:p>2011-08-1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7]+1" office:value-type="float" office:value="27">
            <text:p>27</text:p>
          </table:table-cell>
          <table:table-cell office:value-type="string">
            <text:p>Козлов</text:p>
          </table:table-cell>
          <table:table-cell office:value-type="string">
            <text:p>Георгий</text:p>
          </table:table-cell>
          <table:table-cell office:value-type="string">
            <text:p>Артёмович</text:p>
          </table:table-cell>
          <table:table-cell office:value-type="string">
            <text:p>1983-04-2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8]+1" office:value-type="float" office:value="28">
            <text:p>28</text:p>
          </table:table-cell>
          <table:table-cell office:value-type="string">
            <text:p>Комарова</text:p>
          </table:table-cell>
          <table:table-cell office:value-type="string">
            <text:p>Виктория</text:p>
          </table:table-cell>
          <table:table-cell office:value-type="string">
            <text:p>Ярославовна</text:p>
          </table:table-cell>
          <table:table-cell office:value-type="string">
            <text:p>1990-09-1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9]+1" office:value-type="float" office:value="29">
            <text:p>29</text:p>
          </table:table-cell>
          <table:table-cell office:value-type="string">
            <text:p>Котов</text:p>
          </table:table-cell>
          <table:table-cell office:value-type="string">
            <text:p>Артём</text:p>
          </table:table-cell>
          <table:table-cell office:value-type="string">
            <text:p>Гордеевич</text:p>
          </table:table-cell>
          <table:table-cell office:value-type="string">
            <text:p>1980-09-0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30]+1" office:value-type="float" office:value="30">
            <text:p>30</text:p>
          </table:table-cell>
          <table:table-cell office:value-type="string">
            <text:p>Абрамова</text:p>
          </table:table-cell>
          <table:table-cell office:value-type="string">
            <text:p>Милана</text:p>
          </table:table-cell>
          <table:table-cell office:value-type="string">
            <text:p>Максимовна</text:p>
          </table:table-cell>
          <table:table-cell office:value-type="string">
            <text:p>1981-01-1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31]+1" office:value-type="float" office:value="31">
            <text:p>31</text:p>
          </table:table-cell>
          <table:table-cell office:value-type="string">
            <text:p>Николаев</text:p>
          </table:table-cell>
          <table:table-cell office:value-type="string">
            <text:p>Иван</text:p>
          </table:table-cell>
          <table:table-cell office:value-type="string">
            <text:p>Степанович</text:p>
          </table:table-cell>
          <table:table-cell office:value-type="string">
            <text:p>2008-11-2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32]+1" office:value-type="float" office:value="32">
            <text:p>32</text:p>
          </table:table-cell>
          <table:table-cell office:value-type="string">
            <text:p>Воробьева</text:p>
          </table:table-cell>
          <table:table-cell office:value-type="string">
            <text:p>Ирина</text:p>
          </table:table-cell>
          <table:table-cell office:value-type="string">
            <text:p>Егоровна</text:p>
          </table:table-cell>
          <table:table-cell office:value-type="string">
            <text:p>2003-07-0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33]+1" office:value-type="float" office:value="33">
            <text:p>33</text:p>
          </table:table-cell>
          <table:table-cell office:value-type="string">
            <text:p>Симонова</text:p>
          </table:table-cell>
          <table:table-cell office:value-type="string">
            <text:p>Милана</text:p>
          </table:table-cell>
          <table:table-cell office:value-type="string">
            <text:p>Всеволодовна</text:p>
          </table:table-cell>
          <table:table-cell office:value-type="string">
            <text:p>2009-08-2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34]+1" office:value-type="float" office:value="34">
            <text:p>34</text:p>
          </table:table-cell>
          <table:table-cell office:value-type="string">
            <text:p>Тарасов</text:p>
          </table:table-cell>
          <table:table-cell office:value-type="string">
            <text:p>Тимофей</text:p>
          </table:table-cell>
          <table:table-cell office:value-type="string">
            <text:p>Артёмович</text:p>
          </table:table-cell>
          <table:table-cell office:value-type="string">
            <text:p>1987-07-2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35]+1" office:value-type="float" office:value="35">
            <text:p>35</text:p>
          </table:table-cell>
          <table:table-cell office:value-type="string">
            <text:p>Ковалев</text:p>
          </table:table-cell>
          <table:table-cell office:value-type="string">
            <text:p>Георгий</text:p>
          </table:table-cell>
          <table:table-cell office:value-type="string">
            <text:p>Ильич</text:p>
          </table:table-cell>
          <table:table-cell office:value-type="string">
            <text:p>1993-12-2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36]+1" office:value-type="float" office:value="36">
            <text:p>36</text:p>
          </table:table-cell>
          <table:table-cell office:value-type="string">
            <text:p>Харитонова</text:p>
          </table:table-cell>
          <table:table-cell office:value-type="string">
            <text:p>Кира</text:p>
          </table:table-cell>
          <table:table-cell office:value-type="string">
            <text:p>Артёмовна</text:p>
          </table:table-cell>
          <table:table-cell office:value-type="string">
            <text:p>2012-02-0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37]+1" office:value-type="float" office:value="37">
            <text:p>37</text:p>
          </table:table-cell>
          <table:table-cell office:value-type="string">
            <text:p>Журавлева</text:p>
          </table:table-cell>
          <table:table-cell office:value-type="string">
            <text:p>Елизавета</text:p>
          </table:table-cell>
          <table:table-cell office:value-type="string">
            <text:p>Георгиевна</text:p>
          </table:table-cell>
          <table:table-cell office:value-type="string">
            <text:p>1993-11-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38]+1" office:value-type="float" office:value="38">
            <text:p>38</text:p>
          </table:table-cell>
          <table:table-cell office:value-type="string">
            <text:p>Виноградов</text:p>
          </table:table-cell>
          <table:table-cell office:value-type="string">
            <text:p>Кирилл</text:p>
          </table:table-cell>
          <table:table-cell office:value-type="string">
            <text:p>Тимофеевич</text:p>
          </table:table-cell>
          <table:table-cell office:value-type="string">
            <text:p>1980-09-1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39]+1" office:value-type="float" office:value="39">
            <text:p>39</text:p>
          </table:table-cell>
          <table:table-cell office:value-type="string">
            <text:p>Филиппов</text:p>
          </table:table-cell>
          <table:table-cell office:value-type="string">
            <text:p>Александр</text:p>
          </table:table-cell>
          <table:table-cell office:value-type="string">
            <text:p>Артёмович</text:p>
          </table:table-cell>
          <table:table-cell office:value-type="string">
            <text:p>1977-06-2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40]+1" office:value-type="float" office:value="40">
            <text:p>40</text:p>
          </table:table-cell>
          <table:table-cell office:value-type="string">
            <text:p>Никитина</text:p>
          </table:table-cell>
          <table:table-cell office:value-type="string">
            <text:p>Арина</text:p>
          </table:table-cell>
          <table:table-cell office:value-type="string">
            <text:p>Васильевна</text:p>
          </table:table-cell>
          <table:table-cell office:value-type="string">
            <text:p>2022-12-2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41]+1" office:value-type="float" office:value="41">
            <text:p>41</text:p>
          </table:table-cell>
          <table:table-cell office:value-type="string">
            <text:p>Колосова</text:p>
          </table:table-cell>
          <table:table-cell office:value-type="string">
            <text:p>Василиса</text:p>
          </table:table-cell>
          <table:table-cell office:value-type="string">
            <text:p>Ильинична</text:p>
          </table:table-cell>
          <table:table-cell office:value-type="string">
            <text:p>1991-03-1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42]+1" office:value-type="float" office:value="42">
            <text:p>42</text:p>
          </table:table-cell>
          <table:table-cell office:value-type="string">
            <text:p>Лебедев</text:p>
          </table:table-cell>
          <table:table-cell office:value-type="string">
            <text:p>Александр</text:p>
          </table:table-cell>
          <table:table-cell office:value-type="string">
            <text:p>Мирославович</text:p>
          </table:table-cell>
          <table:table-cell office:value-type="string">
            <text:p>2020-07-2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43]+1" office:value-type="float" office:value="43">
            <text:p>43</text:p>
          </table:table-cell>
          <table:table-cell office:value-type="string">
            <text:p>Белякова</text:p>
          </table:table-cell>
          <table:table-cell office:value-type="string">
            <text:p>Арина</text:p>
          </table:table-cell>
          <table:table-cell office:value-type="string">
            <text:p>Романовна</text:p>
          </table:table-cell>
          <table:table-cell office:value-type="string">
            <text:p>2012-06-0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44]+1" office:value-type="float" office:value="44">
            <text:p>44</text:p>
          </table:table-cell>
          <table:table-cell office:value-type="string">
            <text:p>Морозова</text:p>
          </table:table-cell>
          <table:table-cell office:value-type="string">
            <text:p>Екатерина</text:p>
          </table:table-cell>
          <table:table-cell office:value-type="string">
            <text:p>Артёмовна</text:p>
          </table:table-cell>
          <table:table-cell office:value-type="string">
            <text:p>2009-04-04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45]+1" office:value-type="float" office:value="45">
            <text:p>45</text:p>
          </table:table-cell>
          <table:table-cell office:value-type="string">
            <text:p>Кузнецов</text:p>
          </table:table-cell>
          <table:table-cell office:value-type="string">
            <text:p>Артём</text:p>
          </table:table-cell>
          <table:table-cell office:value-type="string">
            <text:p>Александрович</text:p>
          </table:table-cell>
          <table:table-cell office:value-type="string">
            <text:p>2001-10-2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46]+1" office:value-type="float" office:value="46">
            <text:p>46</text:p>
          </table:table-cell>
          <table:table-cell office:value-type="string">
            <text:p>Александрова</text:p>
          </table:table-cell>
          <table:table-cell office:value-type="string">
            <text:p>Ева</text:p>
          </table:table-cell>
          <table:table-cell office:value-type="string">
            <text:p>Дмитриевна</text:p>
          </table:table-cell>
          <table:table-cell office:value-type="string">
            <text:p>1984-04-1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47]+1" office:value-type="float" office:value="47">
            <text:p>47</text:p>
          </table:table-cell>
          <table:table-cell office:value-type="string">
            <text:p>Губанов</text:p>
          </table:table-cell>
          <table:table-cell office:value-type="string">
            <text:p>Родион</text:p>
          </table:table-cell>
          <table:table-cell office:value-type="string">
            <text:p>Павлович</text:p>
          </table:table-cell>
          <table:table-cell office:value-type="string">
            <text:p>1992-02-1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48]+1" office:value-type="float" office:value="48">
            <text:p>48</text:p>
          </table:table-cell>
          <table:table-cell office:value-type="string">
            <text:p>Белов</text:p>
          </table:table-cell>
          <table:table-cell office:value-type="string">
            <text:p>Алексей</text:p>
          </table:table-cell>
          <table:table-cell office:value-type="string">
            <text:p>Андреевич</text:p>
          </table:table-cell>
          <table:table-cell office:value-type="string">
            <text:p>1981-03-2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49]+1" office:value-type="float" office:value="49">
            <text:p>49</text:p>
          </table:table-cell>
          <table:table-cell office:value-type="string">
            <text:p>Ковалев</text:p>
          </table:table-cell>
          <table:table-cell office:value-type="string">
            <text:p>Илья</text:p>
          </table:table-cell>
          <table:table-cell office:value-type="string">
            <text:p>Иванович</text:p>
          </table:table-cell>
          <table:table-cell office:value-type="string">
            <text:p>1992-06-2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50]+1" office:value-type="float" office:value="50">
            <text:p>50</text:p>
          </table:table-cell>
          <table:table-cell office:value-type="string">
            <text:p>Тихомирова</text:p>
          </table:table-cell>
          <table:table-cell office:value-type="string">
            <text:p>Алия</text:p>
          </table:table-cell>
          <table:table-cell office:value-type="string">
            <text:p>Егоровна</text:p>
          </table:table-cell>
          <table:table-cell office:value-type="string">
            <text:p>1984-08-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51]+1" office:value-type="float" office:value="51">
            <text:p>51</text:p>
          </table:table-cell>
          <table:table-cell office:value-type="string">
            <text:p>Комаров</text:p>
          </table:table-cell>
          <table:table-cell office:value-type="string">
            <text:p>Глеб</text:p>
          </table:table-cell>
          <table:table-cell office:value-type="string">
            <text:p>Артёмович</text:p>
          </table:table-cell>
          <table:table-cell office:value-type="string">
            <text:p>1987-02-2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52]+1" office:value-type="float" office:value="52">
            <text:p>52</text:p>
          </table:table-cell>
          <table:table-cell office:value-type="string">
            <text:p>Соболева</text:p>
          </table:table-cell>
          <table:table-cell office:value-type="string">
            <text:p>Александра</text:p>
          </table:table-cell>
          <table:table-cell office:value-type="string">
            <text:p>Владимировна</text:p>
          </table:table-cell>
          <table:table-cell office:value-type="string">
            <text:p>1985-12-04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53]+1" office:value-type="float" office:value="53">
            <text:p>53</text:p>
          </table:table-cell>
          <table:table-cell office:value-type="string">
            <text:p>Смирнов</text:p>
          </table:table-cell>
          <table:table-cell office:value-type="string">
            <text:p>Александр</text:p>
          </table:table-cell>
          <table:table-cell office:value-type="string">
            <text:p>Дмитриевич</text:p>
          </table:table-cell>
          <table:table-cell office:value-type="string">
            <text:p>2023-09-1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54]+1" office:value-type="float" office:value="54">
            <text:p>54</text:p>
          </table:table-cell>
          <table:table-cell office:value-type="string">
            <text:p>Мартынов</text:p>
          </table:table-cell>
          <table:table-cell office:value-type="string">
            <text:p>Иван</text:p>
          </table:table-cell>
          <table:table-cell office:value-type="string">
            <text:p>Макарович</text:p>
          </table:table-cell>
          <table:table-cell office:value-type="string">
            <text:p>2017-04-1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55]+1" office:value-type="float" office:value="55">
            <text:p>55</text:p>
          </table:table-cell>
          <table:table-cell office:value-type="string">
            <text:p>Толкачев</text:p>
          </table:table-cell>
          <table:table-cell office:value-type="string">
            <text:p>Иван</text:p>
          </table:table-cell>
          <table:table-cell office:value-type="string">
            <text:p>Дмитриевич</text:p>
          </table:table-cell>
          <table:table-cell office:value-type="string">
            <text:p>1990-02-2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56]+1" office:value-type="float" office:value="56">
            <text:p>56</text:p>
          </table:table-cell>
          <table:table-cell office:value-type="string">
            <text:p>Шубин</text:p>
          </table:table-cell>
          <table:table-cell office:value-type="string">
            <text:p>Артём</text:p>
          </table:table-cell>
          <table:table-cell office:value-type="string">
            <text:p>Захарович</text:p>
          </table:table-cell>
          <table:table-cell office:value-type="string">
            <text:p>1995-01-3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57]+1" office:value-type="float" office:value="57">
            <text:p>57</text:p>
          </table:table-cell>
          <table:table-cell office:value-type="string">
            <text:p>Кузнецов</text:p>
          </table:table-cell>
          <table:table-cell office:value-type="string">
            <text:p>Георгий</text:p>
          </table:table-cell>
          <table:table-cell office:value-type="string">
            <text:p>Артурович</text:p>
          </table:table-cell>
          <table:table-cell office:value-type="string">
            <text:p>2000-05-1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58]+1" office:value-type="float" office:value="58">
            <text:p>58</text:p>
          </table:table-cell>
          <table:table-cell office:value-type="string">
            <text:p>Фомина</text:p>
          </table:table-cell>
          <table:table-cell office:value-type="string">
            <text:p>Есения</text:p>
          </table:table-cell>
          <table:table-cell office:value-type="string">
            <text:p>Марковна</text:p>
          </table:table-cell>
          <table:table-cell office:value-type="string">
            <text:p>1984-06-0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59]+1" office:value-type="float" office:value="59">
            <text:p>59</text:p>
          </table:table-cell>
          <table:table-cell office:value-type="string">
            <text:p>Фирсова</text:p>
          </table:table-cell>
          <table:table-cell office:value-type="string">
            <text:p>Софья</text:p>
          </table:table-cell>
          <table:table-cell office:value-type="string">
            <text:p>Гордеевна</text:p>
          </table:table-cell>
          <table:table-cell office:value-type="string">
            <text:p>1981-07-1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60]+1" office:value-type="float" office:value="60">
            <text:p>60</text:p>
          </table:table-cell>
          <table:table-cell office:value-type="string">
            <text:p>Чернышев</text:p>
          </table:table-cell>
          <table:table-cell office:value-type="string">
            <text:p>Кирилл</text:p>
          </table:table-cell>
          <table:table-cell office:value-type="string">
            <text:p>Денисович</text:p>
          </table:table-cell>
          <table:table-cell office:value-type="string">
            <text:p>1979-12-1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61]+1" office:value-type="float" office:value="61">
            <text:p>61</text:p>
          </table:table-cell>
          <table:table-cell office:value-type="string">
            <text:p>Гаврилова</text:p>
          </table:table-cell>
          <table:table-cell office:value-type="string">
            <text:p>Кристина</text:p>
          </table:table-cell>
          <table:table-cell office:value-type="string">
            <text:p>Арсентьевна</text:p>
          </table:table-cell>
          <table:table-cell office:value-type="string">
            <text:p>1986-12-0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62]+1" office:value-type="float" office:value="62">
            <text:p>62</text:p>
          </table:table-cell>
          <table:table-cell office:value-type="string">
            <text:p>Майоров</text:p>
          </table:table-cell>
          <table:table-cell office:value-type="string">
            <text:p>Николай</text:p>
          </table:table-cell>
          <table:table-cell office:value-type="string">
            <text:p>Миронович</text:p>
          </table:table-cell>
          <table:table-cell office:value-type="string">
            <text:p>1993-04-0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63]+1" office:value-type="float" office:value="63">
            <text:p>63</text:p>
          </table:table-cell>
          <table:table-cell office:value-type="string">
            <text:p>Артемова</text:p>
          </table:table-cell>
          <table:table-cell office:value-type="string">
            <text:p>Вероника</text:p>
          </table:table-cell>
          <table:table-cell office:value-type="string">
            <text:p>Тимуровна</text:p>
          </table:table-cell>
          <table:table-cell office:value-type="string">
            <text:p>2003-03-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64]+1" office:value-type="float" office:value="64">
            <text:p>64</text:p>
          </table:table-cell>
          <table:table-cell office:value-type="string">
            <text:p>Жуков</text:p>
          </table:table-cell>
          <table:table-cell office:value-type="string">
            <text:p>Григорий</text:p>
          </table:table-cell>
          <table:table-cell office:value-type="string">
            <text:p>Арсентьевич</text:p>
          </table:table-cell>
          <table:table-cell office:value-type="string">
            <text:p>1976-10-2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65]+1" office:value-type="float" office:value="65">
            <text:p>65</text:p>
          </table:table-cell>
          <table:table-cell office:value-type="string">
            <text:p>Соколов</text:p>
          </table:table-cell>
          <table:table-cell office:value-type="string">
            <text:p>Степан</text:p>
          </table:table-cell>
          <table:table-cell office:value-type="string">
            <text:p>Львович</text:p>
          </table:table-cell>
          <table:table-cell office:value-type="string">
            <text:p>2015-03-0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66]+1" office:value-type="float" office:value="66">
            <text:p>66</text:p>
          </table:table-cell>
          <table:table-cell office:value-type="string">
            <text:p>Волкова</text:p>
          </table:table-cell>
          <table:table-cell office:value-type="string">
            <text:p>Мирослава</text:p>
          </table:table-cell>
          <table:table-cell office:value-type="string">
            <text:p>Вадимовна</text:p>
          </table:table-cell>
          <table:table-cell office:value-type="string">
            <text:p>2014-11-0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67]+1" office:value-type="float" office:value="67">
            <text:p>67</text:p>
          </table:table-cell>
          <table:table-cell office:value-type="string">
            <text:p>Козлова</text:p>
          </table:table-cell>
          <table:table-cell office:value-type="string">
            <text:p>Мария</text:p>
          </table:table-cell>
          <table:table-cell office:value-type="string">
            <text:p>Васильевна</text:p>
          </table:table-cell>
          <table:table-cell office:value-type="string">
            <text:p>1976-07-2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68]+1" office:value-type="float" office:value="68">
            <text:p>68</text:p>
          </table:table-cell>
          <table:table-cell office:value-type="string">
            <text:p>Сорокина</text:p>
          </table:table-cell>
          <table:table-cell office:value-type="string">
            <text:p>Арина</text:p>
          </table:table-cell>
          <table:table-cell office:value-type="string">
            <text:p>Дмитриевна</text:p>
          </table:table-cell>
          <table:table-cell office:value-type="string">
            <text:p>1991-02-2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69]+1" office:value-type="float" office:value="69">
            <text:p>69</text:p>
          </table:table-cell>
          <table:table-cell office:value-type="string">
            <text:p>Ульянов</text:p>
          </table:table-cell>
          <table:table-cell office:value-type="string">
            <text:p>Никита</text:p>
          </table:table-cell>
          <table:table-cell office:value-type="string">
            <text:p>Артёмович</text:p>
          </table:table-cell>
          <table:table-cell office:value-type="string">
            <text:p>1993-10-0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70]+1" office:value-type="float" office:value="70">
            <text:p>70</text:p>
          </table:table-cell>
          <table:table-cell office:value-type="string">
            <text:p>Агафонов</text:p>
          </table:table-cell>
          <table:table-cell office:value-type="string">
            <text:p>Владислав</text:p>
          </table:table-cell>
          <table:table-cell office:value-type="string">
            <text:p>Матвеевич</text:p>
          </table:table-cell>
          <table:table-cell office:value-type="string">
            <text:p>1982-04-2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71]+1" office:value-type="float" office:value="71">
            <text:p>71</text:p>
          </table:table-cell>
          <table:table-cell office:value-type="string">
            <text:p>Андреева</text:p>
          </table:table-cell>
          <table:table-cell office:value-type="string">
            <text:p>Ольга</text:p>
          </table:table-cell>
          <table:table-cell office:value-type="string">
            <text:p>Никитична</text:p>
          </table:table-cell>
          <table:table-cell office:value-type="string">
            <text:p>1970-04-2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72]+1" office:value-type="float" office:value="72">
            <text:p>72</text:p>
          </table:table-cell>
          <table:table-cell office:value-type="string">
            <text:p>Балашова</text:p>
          </table:table-cell>
          <table:table-cell office:value-type="string">
            <text:p>Маргарита</text:p>
          </table:table-cell>
          <table:table-cell office:value-type="string">
            <text:p>Андреевна</text:p>
          </table:table-cell>
          <table:table-cell office:value-type="string">
            <text:p>2007-08-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73]+1" office:value-type="float" office:value="73">
            <text:p>73</text:p>
          </table:table-cell>
          <table:table-cell office:value-type="string">
            <text:p>Демидов</text:p>
          </table:table-cell>
          <table:table-cell office:value-type="string">
            <text:p>Сергей</text:p>
          </table:table-cell>
          <table:table-cell office:value-type="string">
            <text:p>Тимурович</text:p>
          </table:table-cell>
          <table:table-cell office:value-type="string">
            <text:p>1978-06-1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74]+1" office:value-type="float" office:value="74">
            <text:p>74</text:p>
          </table:table-cell>
          <table:table-cell office:value-type="string">
            <text:p>Макаров</text:p>
          </table:table-cell>
          <table:table-cell office:value-type="string">
            <text:p>Михаил</text:p>
          </table:table-cell>
          <table:table-cell office:value-type="string">
            <text:p>Алексеевич</text:p>
          </table:table-cell>
          <table:table-cell office:value-type="string">
            <text:p>1984-08-1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75]+1" office:value-type="float" office:value="75">
            <text:p>75</text:p>
          </table:table-cell>
          <table:table-cell office:value-type="string">
            <text:p>Касьянов</text:p>
          </table:table-cell>
          <table:table-cell office:value-type="string">
            <text:p>Макар</text:p>
          </table:table-cell>
          <table:table-cell office:value-type="string">
            <text:p>Александрович</text:p>
          </table:table-cell>
          <table:table-cell office:value-type="string">
            <text:p>1995-08-0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76]+1" office:value-type="float" office:value="76">
            <text:p>76</text:p>
          </table:table-cell>
          <table:table-cell office:value-type="string">
            <text:p>Гришин</text:p>
          </table:table-cell>
          <table:table-cell office:value-type="string">
            <text:p>Даниил</text:p>
          </table:table-cell>
          <table:table-cell office:value-type="string">
            <text:p>Александрович</text:p>
          </table:table-cell>
          <table:table-cell office:value-type="string">
            <text:p>1971-03-2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77]+1" office:value-type="float" office:value="77">
            <text:p>77</text:p>
          </table:table-cell>
          <table:table-cell office:value-type="string">
            <text:p>Сахарова</text:p>
          </table:table-cell>
          <table:table-cell office:value-type="string">
            <text:p>Валерия</text:p>
          </table:table-cell>
          <table:table-cell office:value-type="string">
            <text:p>Антоновна</text:p>
          </table:table-cell>
          <table:table-cell office:value-type="string">
            <text:p>2011-05-0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78]+1" office:value-type="float" office:value="78">
            <text:p>78</text:p>
          </table:table-cell>
          <table:table-cell office:value-type="string">
            <text:p>Яковлева</text:p>
          </table:table-cell>
          <table:table-cell office:value-type="string">
            <text:p>Ксения</text:p>
          </table:table-cell>
          <table:table-cell office:value-type="string">
            <text:p>Лукинична</text:p>
          </table:table-cell>
          <table:table-cell office:value-type="string">
            <text:p>2021-04-1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79]+1" office:value-type="float" office:value="79">
            <text:p>79</text:p>
          </table:table-cell>
          <table:table-cell office:value-type="string">
            <text:p>Панкратов</text:p>
          </table:table-cell>
          <table:table-cell office:value-type="string">
            <text:p>Кирилл</text:p>
          </table:table-cell>
          <table:table-cell office:value-type="string">
            <text:p>Андреевич</text:p>
          </table:table-cell>
          <table:table-cell office:value-type="string">
            <text:p>1977-05-0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80]+1" office:value-type="float" office:value="80">
            <text:p>80</text:p>
          </table:table-cell>
          <table:table-cell office:value-type="string">
            <text:p>Федорова</text:p>
          </table:table-cell>
          <table:table-cell office:value-type="string">
            <text:p>Анна</text:p>
          </table:table-cell>
          <table:table-cell office:value-type="string">
            <text:p>Матвеевна</text:p>
          </table:table-cell>
          <table:table-cell office:value-type="string">
            <text:p>1991-10-2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81]+1" office:value-type="float" office:value="81">
            <text:p>81</text:p>
          </table:table-cell>
          <table:table-cell office:value-type="string">
            <text:p>Ильинская</text:p>
          </table:table-cell>
          <table:table-cell office:value-type="string">
            <text:p>Надежда</text:p>
          </table:table-cell>
          <table:table-cell office:value-type="string">
            <text:p>Ивановна</text:p>
          </table:table-cell>
          <table:table-cell office:value-type="string">
            <text:p>1977-09-0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82]+1" office:value-type="float" office:value="82">
            <text:p>82</text:p>
          </table:table-cell>
          <table:table-cell office:value-type="string">
            <text:p>Николаев</text:p>
          </table:table-cell>
          <table:table-cell office:value-type="string">
            <text:p>Максим</text:p>
          </table:table-cell>
          <table:table-cell office:value-type="string">
            <text:p>Владимирович</text:p>
          </table:table-cell>
          <table:table-cell office:value-type="string">
            <text:p>2016-01-1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83]+1" office:value-type="float" office:value="83">
            <text:p>83</text:p>
          </table:table-cell>
          <table:table-cell office:value-type="string">
            <text:p>Быков</text:p>
          </table:table-cell>
          <table:table-cell office:value-type="string">
            <text:p>Дмитрий</text:p>
          </table:table-cell>
          <table:table-cell office:value-type="string">
            <text:p>Георгиевич</text:p>
          </table:table-cell>
          <table:table-cell office:value-type="string">
            <text:p>2021-07-0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84]+1" office:value-type="float" office:value="84">
            <text:p>84</text:p>
          </table:table-cell>
          <table:table-cell office:value-type="string">
            <text:p>Ушаков</text:p>
          </table:table-cell>
          <table:table-cell office:value-type="string">
            <text:p>Сергей</text:p>
          </table:table-cell>
          <table:table-cell office:value-type="string">
            <text:p>Николаевич</text:p>
          </table:table-cell>
          <table:table-cell office:value-type="string">
            <text:p>1974-10-2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85]+1" office:value-type="float" office:value="85">
            <text:p>85</text:p>
          </table:table-cell>
          <table:table-cell office:value-type="string">
            <text:p>Орлов</text:p>
          </table:table-cell>
          <table:table-cell office:value-type="string">
            <text:p>Руслан</text:p>
          </table:table-cell>
          <table:table-cell office:value-type="string">
            <text:p>Алексеевич</text:p>
          </table:table-cell>
          <table:table-cell office:value-type="string">
            <text:p>1981-12-2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86]+1" office:value-type="float" office:value="86">
            <text:p>86</text:p>
          </table:table-cell>
          <table:table-cell office:value-type="string">
            <text:p>Иванов</text:p>
          </table:table-cell>
          <table:table-cell office:value-type="string">
            <text:p>Алексей</text:p>
          </table:table-cell>
          <table:table-cell office:value-type="string">
            <text:p>Александрович</text:p>
          </table:table-cell>
          <table:table-cell office:value-type="string">
            <text:p>2008-01-1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87]+1" office:value-type="float" office:value="87">
            <text:p>87</text:p>
          </table:table-cell>
          <table:table-cell office:value-type="string">
            <text:p>Чернов</text:p>
          </table:table-cell>
          <table:table-cell office:value-type="string">
            <text:p>Демьян</text:p>
          </table:table-cell>
          <table:table-cell office:value-type="string">
            <text:p>Миронович</text:p>
          </table:table-cell>
          <table:table-cell office:value-type="string">
            <text:p>2011-09-2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88]+1" office:value-type="float" office:value="88">
            <text:p>88</text:p>
          </table:table-cell>
          <table:table-cell office:value-type="string">
            <text:p>Казанцев</text:p>
          </table:table-cell>
          <table:table-cell office:value-type="string">
            <text:p>Артемий</text:p>
          </table:table-cell>
          <table:table-cell office:value-type="string">
            <text:p>Николаевич</text:p>
          </table:table-cell>
          <table:table-cell office:value-type="string">
            <text:p>2015-01-1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89]+1" office:value-type="float" office:value="89">
            <text:p>89</text:p>
          </table:table-cell>
          <table:table-cell office:value-type="string">
            <text:p>Баженова</text:p>
          </table:table-cell>
          <table:table-cell office:value-type="string">
            <text:p>Милана</text:p>
          </table:table-cell>
          <table:table-cell office:value-type="string">
            <text:p>Захаровна</text:p>
          </table:table-cell>
          <table:table-cell office:value-type="string">
            <text:p>2002-03-2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90]+1" office:value-type="float" office:value="90">
            <text:p>90</text:p>
          </table:table-cell>
          <table:table-cell office:value-type="string">
            <text:p>Макарова</text:p>
          </table:table-cell>
          <table:table-cell office:value-type="string">
            <text:p>Мария</text:p>
          </table:table-cell>
          <table:table-cell office:value-type="string">
            <text:p>Георгиевна</text:p>
          </table:table-cell>
          <table:table-cell office:value-type="string">
            <text:p>2014-11-2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91]+1" office:value-type="float" office:value="91">
            <text:p>91</text:p>
          </table:table-cell>
          <table:table-cell office:value-type="string">
            <text:p>Озеров</text:p>
          </table:table-cell>
          <table:table-cell office:value-type="string">
            <text:p>Дмитрий</text:p>
          </table:table-cell>
          <table:table-cell office:value-type="string">
            <text:p>Давидович</text:p>
          </table:table-cell>
          <table:table-cell office:value-type="string">
            <text:p>1976-02-2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92]+1" office:value-type="float" office:value="92">
            <text:p>92</text:p>
          </table:table-cell>
          <table:table-cell office:value-type="string">
            <text:p>Зеленина</text:p>
          </table:table-cell>
          <table:table-cell office:value-type="string">
            <text:p>Арина</text:p>
          </table:table-cell>
          <table:table-cell office:value-type="string">
            <text:p>Ильинична</text:p>
          </table:table-cell>
          <table:table-cell office:value-type="string">
            <text:p>2007-06-1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93]+1" office:value-type="float" office:value="93">
            <text:p>93</text:p>
          </table:table-cell>
          <table:table-cell office:value-type="string">
            <text:p>Баранова</text:p>
          </table:table-cell>
          <table:table-cell office:value-type="string">
            <text:p>Маргарита</text:p>
          </table:table-cell>
          <table:table-cell office:value-type="string">
            <text:p>Константиновна</text:p>
          </table:table-cell>
          <table:table-cell office:value-type="string">
            <text:p>2010-03-1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94]+1" office:value-type="float" office:value="94">
            <text:p>94</text:p>
          </table:table-cell>
          <table:table-cell office:value-type="string">
            <text:p>Яковлев</text:p>
          </table:table-cell>
          <table:table-cell office:value-type="string">
            <text:p>Артём</text:p>
          </table:table-cell>
          <table:table-cell office:value-type="string">
            <text:p>Маркович</text:p>
          </table:table-cell>
          <table:table-cell office:value-type="string">
            <text:p>1994-07-2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95]+1" office:value-type="float" office:value="95">
            <text:p>95</text:p>
          </table:table-cell>
          <table:table-cell office:value-type="string">
            <text:p>Королева</text:p>
          </table:table-cell>
          <table:table-cell office:value-type="string">
            <text:p>Стефания</text:p>
          </table:table-cell>
          <table:table-cell office:value-type="string">
            <text:p>Григорьевна</text:p>
          </table:table-cell>
          <table:table-cell office:value-type="string">
            <text:p>2022-08-0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96]+1" office:value-type="float" office:value="96">
            <text:p>96</text:p>
          </table:table-cell>
          <table:table-cell office:value-type="string">
            <text:p>Антонов</text:p>
          </table:table-cell>
          <table:table-cell office:value-type="string">
            <text:p>Фёдор</text:p>
          </table:table-cell>
          <table:table-cell office:value-type="string">
            <text:p>Леонидович</text:p>
          </table:table-cell>
          <table:table-cell office:value-type="string">
            <text:p>1990-07-1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97]+1" office:value-type="float" office:value="97">
            <text:p>97</text:p>
          </table:table-cell>
          <table:table-cell office:value-type="string">
            <text:p>Королев</text:p>
          </table:table-cell>
          <table:table-cell office:value-type="string">
            <text:p>Елисей</text:p>
          </table:table-cell>
          <table:table-cell office:value-type="string">
            <text:p>Данилович</text:p>
          </table:table-cell>
          <table:table-cell office:value-type="string">
            <text:p>1982-01-1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98]+1" office:value-type="float" office:value="98">
            <text:p>98</text:p>
          </table:table-cell>
          <table:table-cell office:value-type="string">
            <text:p>Болдырев</text:p>
          </table:table-cell>
          <table:table-cell office:value-type="string">
            <text:p>Максим</text:p>
          </table:table-cell>
          <table:table-cell office:value-type="string">
            <text:p>Артёмович</text:p>
          </table:table-cell>
          <table:table-cell office:value-type="string">
            <text:p>2020-08-2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99]+1" office:value-type="float" office:value="99">
            <text:p>99</text:p>
          </table:table-cell>
          <table:table-cell office:value-type="string">
            <text:p>Соловьева</text:p>
          </table:table-cell>
          <table:table-cell office:value-type="string">
            <text:p>Алина</text:p>
          </table:table-cell>
          <table:table-cell office:value-type="string">
            <text:p>Кирилловна</text:p>
          </table:table-cell>
          <table:table-cell office:value-type="string">
            <text:p>1992-10-1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00]+1" office:value-type="float" office:value="100">
            <text:p>100</text:p>
          </table:table-cell>
          <table:table-cell office:value-type="string">
            <text:p>Орлова</text:p>
          </table:table-cell>
          <table:table-cell office:value-type="string">
            <text:p>Евгения</text:p>
          </table:table-cell>
          <table:table-cell office:value-type="string">
            <text:p>Никитична</text:p>
          </table:table-cell>
          <table:table-cell office:value-type="string">
            <text:p>1989-01-0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01]+1" office:value-type="float" office:value="101">
            <text:p>101</text:p>
          </table:table-cell>
          <table:table-cell office:value-type="string">
            <text:p>Краснова</text:p>
          </table:table-cell>
          <table:table-cell office:value-type="string">
            <text:p>Варвара</text:p>
          </table:table-cell>
          <table:table-cell office:value-type="string">
            <text:p>Максимовна</text:p>
          </table:table-cell>
          <table:table-cell office:value-type="string">
            <text:p>1972-11-1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02]+1" office:value-type="float" office:value="102">
            <text:p>102</text:p>
          </table:table-cell>
          <table:table-cell office:value-type="string">
            <text:p>Баранова</text:p>
          </table:table-cell>
          <table:table-cell office:value-type="string">
            <text:p>Алиса</text:p>
          </table:table-cell>
          <table:table-cell office:value-type="string">
            <text:p>Всеволодовна</text:p>
          </table:table-cell>
          <table:table-cell office:value-type="string">
            <text:p>2011-08-2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03]+1" office:value-type="float" office:value="103">
            <text:p>103</text:p>
          </table:table-cell>
          <table:table-cell office:value-type="string">
            <text:p>Попов</text:p>
          </table:table-cell>
          <table:table-cell office:value-type="string">
            <text:p>Никита</text:p>
          </table:table-cell>
          <table:table-cell office:value-type="string">
            <text:p>Георгиевич</text:p>
          </table:table-cell>
          <table:table-cell office:value-type="string">
            <text:p>2020-02-0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04]+1" office:value-type="float" office:value="104">
            <text:p>104</text:p>
          </table:table-cell>
          <table:table-cell office:value-type="string">
            <text:p>Горелов</text:p>
          </table:table-cell>
          <table:table-cell office:value-type="string">
            <text:p>Арсений</text:p>
          </table:table-cell>
          <table:table-cell office:value-type="string">
            <text:p>Филиппович</text:p>
          </table:table-cell>
          <table:table-cell office:value-type="string">
            <text:p>1994-08-0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05]+1" office:value-type="float" office:value="105">
            <text:p>105</text:p>
          </table:table-cell>
          <table:table-cell office:value-type="string">
            <text:p>Бирюкова</text:p>
          </table:table-cell>
          <table:table-cell office:value-type="string">
            <text:p>Юлия</text:p>
          </table:table-cell>
          <table:table-cell office:value-type="string">
            <text:p>Артемьевна</text:p>
          </table:table-cell>
          <table:table-cell office:value-type="string">
            <text:p>1988-07-0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06]+1" office:value-type="float" office:value="106">
            <text:p>106</text:p>
          </table:table-cell>
          <table:table-cell office:value-type="string">
            <text:p>Мельников</text:p>
          </table:table-cell>
          <table:table-cell office:value-type="string">
            <text:p>Дмитрий</text:p>
          </table:table-cell>
          <table:table-cell office:value-type="string">
            <text:p>Тимурович</text:p>
          </table:table-cell>
          <table:table-cell office:value-type="string">
            <text:p>2021-12-1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07]+1" office:value-type="float" office:value="107">
            <text:p>107</text:p>
          </table:table-cell>
          <table:table-cell office:value-type="string">
            <text:p>Бессонов</text:p>
          </table:table-cell>
          <table:table-cell office:value-type="string">
            <text:p>Александр</text:p>
          </table:table-cell>
          <table:table-cell office:value-type="string">
            <text:p>Матвеевич</text:p>
          </table:table-cell>
          <table:table-cell office:value-type="string">
            <text:p>2012-09-0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08]+1" office:value-type="float" office:value="108">
            <text:p>108</text:p>
          </table:table-cell>
          <table:table-cell office:value-type="string">
            <text:p>Беляев</text:p>
          </table:table-cell>
          <table:table-cell office:value-type="string">
            <text:p>Александр</text:p>
          </table:table-cell>
          <table:table-cell office:value-type="string">
            <text:p>Андреевич</text:p>
          </table:table-cell>
          <table:table-cell office:value-type="string">
            <text:p>1995-07-02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09]+1" office:value-type="float" office:value="109">
            <text:p>109</text:p>
          </table:table-cell>
          <table:table-cell office:value-type="string">
            <text:p>Кузнецов</text:p>
          </table:table-cell>
          <table:table-cell office:value-type="string">
            <text:p>Всеволод</text:p>
          </table:table-cell>
          <table:table-cell office:value-type="string">
            <text:p>Егорович</text:p>
          </table:table-cell>
          <table:table-cell office:value-type="string">
            <text:p>1973-09-1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10]+1" office:value-type="float" office:value="110">
            <text:p>110</text:p>
          </table:table-cell>
          <table:table-cell office:value-type="string">
            <text:p>Кузнецова</text:p>
          </table:table-cell>
          <table:table-cell office:value-type="string">
            <text:p>Елизавета</text:p>
          </table:table-cell>
          <table:table-cell office:value-type="string">
            <text:p>Ярославовна</text:p>
          </table:table-cell>
          <table:table-cell office:value-type="string">
            <text:p>2015-02-0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11]+1" office:value-type="float" office:value="111">
            <text:p>111</text:p>
          </table:table-cell>
          <table:table-cell office:value-type="string">
            <text:p>Ушаков</text:p>
          </table:table-cell>
          <table:table-cell office:value-type="string">
            <text:p>Артём</text:p>
          </table:table-cell>
          <table:table-cell office:value-type="string">
            <text:p>Егорович</text:p>
          </table:table-cell>
          <table:table-cell office:value-type="string">
            <text:p>2018-09-0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12]+1" office:value-type="float" office:value="112">
            <text:p>112</text:p>
          </table:table-cell>
          <table:table-cell office:value-type="string">
            <text:p>Митрофанова</text:p>
          </table:table-cell>
          <table:table-cell office:value-type="string">
            <text:p>Александра</text:p>
          </table:table-cell>
          <table:table-cell office:value-type="string">
            <text:p>Сергеевна</text:p>
          </table:table-cell>
          <table:table-cell office:value-type="string">
            <text:p>2001-07-1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13]+1" office:value-type="float" office:value="113">
            <text:p>113</text:p>
          </table:table-cell>
          <table:table-cell office:value-type="string">
            <text:p>Беляева</text:p>
          </table:table-cell>
          <table:table-cell office:value-type="string">
            <text:p>Ясмина</text:p>
          </table:table-cell>
          <table:table-cell office:value-type="string">
            <text:p>Глебовна</text:p>
          </table:table-cell>
          <table:table-cell office:value-type="string">
            <text:p>2004-04-2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14]+1" office:value-type="float" office:value="114">
            <text:p>114</text:p>
          </table:table-cell>
          <table:table-cell office:value-type="string">
            <text:p>Морозов</text:p>
          </table:table-cell>
          <table:table-cell office:value-type="string">
            <text:p>Владимир</text:p>
          </table:table-cell>
          <table:table-cell office:value-type="string">
            <text:p>Александрович</text:p>
          </table:table-cell>
          <table:table-cell office:value-type="string">
            <text:p>1977-03-2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15]+1" office:value-type="float" office:value="115">
            <text:p>115</text:p>
          </table:table-cell>
          <table:table-cell office:value-type="string">
            <text:p>Сазонова</text:p>
          </table:table-cell>
          <table:table-cell office:value-type="string">
            <text:p>Мария</text:p>
          </table:table-cell>
          <table:table-cell office:value-type="string">
            <text:p>Ивановна</text:p>
          </table:table-cell>
          <table:table-cell office:value-type="string">
            <text:p>2014-11-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16]+1" office:value-type="float" office:value="116">
            <text:p>116</text:p>
          </table:table-cell>
          <table:table-cell office:value-type="string">
            <text:p>Смирнова</text:p>
          </table:table-cell>
          <table:table-cell office:value-type="string">
            <text:p>Анастасия</text:p>
          </table:table-cell>
          <table:table-cell office:value-type="string">
            <text:p>Глебовна</text:p>
          </table:table-cell>
          <table:table-cell office:value-type="string">
            <text:p>1994-11-0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17]+1" office:value-type="float" office:value="117">
            <text:p>117</text:p>
          </table:table-cell>
          <table:table-cell office:value-type="string">
            <text:p>Гришина</text:p>
          </table:table-cell>
          <table:table-cell office:value-type="string">
            <text:p>Асия</text:p>
          </table:table-cell>
          <table:table-cell office:value-type="string">
            <text:p>Артёмовна</text:p>
          </table:table-cell>
          <table:table-cell office:value-type="string">
            <text:p>1988-11-2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18]+1" office:value-type="float" office:value="118">
            <text:p>118</text:p>
          </table:table-cell>
          <table:table-cell office:value-type="string">
            <text:p>Малышев</text:p>
          </table:table-cell>
          <table:table-cell office:value-type="string">
            <text:p>Матвей</text:p>
          </table:table-cell>
          <table:table-cell office:value-type="string">
            <text:p>Андреевич</text:p>
          </table:table-cell>
          <table:table-cell office:value-type="string">
            <text:p>2007-09-1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19]+1" office:value-type="float" office:value="119">
            <text:p>119</text:p>
          </table:table-cell>
          <table:table-cell office:value-type="string">
            <text:p>Воробьева</text:p>
          </table:table-cell>
          <table:table-cell office:value-type="string">
            <text:p>Злата</text:p>
          </table:table-cell>
          <table:table-cell office:value-type="string">
            <text:p>Макаровна</text:p>
          </table:table-cell>
          <table:table-cell office:value-type="string">
            <text:p>1990-10-2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0]+1" office:value-type="float" office:value="120">
            <text:p>120</text:p>
          </table:table-cell>
          <table:table-cell office:value-type="string">
            <text:p>Виноградова</text:p>
          </table:table-cell>
          <table:table-cell office:value-type="string">
            <text:p>Ксения</text:p>
          </table:table-cell>
          <table:table-cell office:value-type="string">
            <text:p>Михайловна</text:p>
          </table:table-cell>
          <table:table-cell office:value-type="string">
            <text:p>2008-10-1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1]+1" office:value-type="float" office:value="121">
            <text:p>121</text:p>
          </table:table-cell>
          <table:table-cell office:value-type="string">
            <text:p>Митрофанова</text:p>
          </table:table-cell>
          <table:table-cell office:value-type="string">
            <text:p>Кира</text:p>
          </table:table-cell>
          <table:table-cell office:value-type="string">
            <text:p>Адамовна</text:p>
          </table:table-cell>
          <table:table-cell office:value-type="string">
            <text:p>1984-05-0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2]+1" office:value-type="float" office:value="122">
            <text:p>122</text:p>
          </table:table-cell>
          <table:table-cell office:value-type="string">
            <text:p>Волков</text:p>
          </table:table-cell>
          <table:table-cell office:value-type="string">
            <text:p>Алексей</text:p>
          </table:table-cell>
          <table:table-cell office:value-type="string">
            <text:p>Дмитриевич</text:p>
          </table:table-cell>
          <table:table-cell office:value-type="string">
            <text:p>2012-02-2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3]+1" office:value-type="float" office:value="123">
            <text:p>123</text:p>
          </table:table-cell>
          <table:table-cell office:value-type="string">
            <text:p>Ушаков</text:p>
          </table:table-cell>
          <table:table-cell office:value-type="string">
            <text:p>Тимур</text:p>
          </table:table-cell>
          <table:table-cell office:value-type="string">
            <text:p>Олегович</text:p>
          </table:table-cell>
          <table:table-cell office:value-type="string">
            <text:p>2010-02-0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4]+1" office:value-type="float" office:value="124">
            <text:p>124</text:p>
          </table:table-cell>
          <table:table-cell office:value-type="string">
            <text:p>Корнеева</text:p>
          </table:table-cell>
          <table:table-cell office:value-type="string">
            <text:p>Алия</text:p>
          </table:table-cell>
          <table:table-cell office:value-type="string">
            <text:p>Глебовна</text:p>
          </table:table-cell>
          <table:table-cell office:value-type="string">
            <text:p>1989-12-3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5]+1" office:value-type="float" office:value="125">
            <text:p>125</text:p>
          </table:table-cell>
          <table:table-cell office:value-type="string">
            <text:p>Федоров</text:p>
          </table:table-cell>
          <table:table-cell office:value-type="string">
            <text:p>Иван</text:p>
          </table:table-cell>
          <table:table-cell office:value-type="string">
            <text:p>Максимович</text:p>
          </table:table-cell>
          <table:table-cell office:value-type="string">
            <text:p>2005-07-1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6]+1" office:value-type="float" office:value="126">
            <text:p>126</text:p>
          </table:table-cell>
          <table:table-cell office:value-type="string">
            <text:p>Нефедова</text:p>
          </table:table-cell>
          <table:table-cell office:value-type="string">
            <text:p>Полина</text:p>
          </table:table-cell>
          <table:table-cell office:value-type="string">
            <text:p>Тимуровна</text:p>
          </table:table-cell>
          <table:table-cell office:value-type="string">
            <text:p>1985-08-2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7]+1" office:value-type="float" office:value="127">
            <text:p>127</text:p>
          </table:table-cell>
          <table:table-cell office:value-type="string">
            <text:p>Родина</text:p>
          </table:table-cell>
          <table:table-cell office:value-type="string">
            <text:p>Камилла</text:p>
          </table:table-cell>
          <table:table-cell office:value-type="string">
            <text:p>Фёдоровна</text:p>
          </table:table-cell>
          <table:table-cell office:value-type="string">
            <text:p>2017-12-2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8]+1" office:value-type="float" office:value="128">
            <text:p>128</text:p>
          </table:table-cell>
          <table:table-cell office:value-type="string">
            <text:p>Алехина</text:p>
          </table:table-cell>
          <table:table-cell office:value-type="string">
            <text:p>Анастасия</text:p>
          </table:table-cell>
          <table:table-cell office:value-type="string">
            <text:p>Данииловна</text:p>
          </table:table-cell>
          <table:table-cell office:value-type="string">
            <text:p>1987-07-3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29]+1" office:value-type="float" office:value="129">
            <text:p>129</text:p>
          </table:table-cell>
          <table:table-cell office:value-type="string">
            <text:p>Петров</text:p>
          </table:table-cell>
          <table:table-cell office:value-type="string">
            <text:p>Иван</text:p>
          </table:table-cell>
          <table:table-cell office:value-type="string">
            <text:p>Максимович</text:p>
          </table:table-cell>
          <table:table-cell office:value-type="string">
            <text:p>1987-05-1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0]+1" office:value-type="float" office:value="130">
            <text:p>130</text:p>
          </table:table-cell>
          <table:table-cell office:value-type="string">
            <text:p>Одинцов</text:p>
          </table:table-cell>
          <table:table-cell office:value-type="string">
            <text:p>Даниил</text:p>
          </table:table-cell>
          <table:table-cell office:value-type="string">
            <text:p>Дмитриевич</text:p>
          </table:table-cell>
          <table:table-cell office:value-type="string">
            <text:p>2013-01-2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1]+1" office:value-type="float" office:value="131">
            <text:p>131</text:p>
          </table:table-cell>
          <table:table-cell office:value-type="string">
            <text:p>Калашников</text:p>
          </table:table-cell>
          <table:table-cell office:value-type="string">
            <text:p>Максим</text:p>
          </table:table-cell>
          <table:table-cell office:value-type="string">
            <text:p>Иванович</text:p>
          </table:table-cell>
          <table:table-cell office:value-type="string">
            <text:p>1989-10-2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2]+1" office:value-type="float" office:value="132">
            <text:p>132</text:p>
          </table:table-cell>
          <table:table-cell office:value-type="string">
            <text:p>Кудрявцева</text:p>
          </table:table-cell>
          <table:table-cell office:value-type="string">
            <text:p>Анна</text:p>
          </table:table-cell>
          <table:table-cell office:value-type="string">
            <text:p>Платоновна</text:p>
          </table:table-cell>
          <table:table-cell office:value-type="string">
            <text:p>1988-03-2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3]+1" office:value-type="float" office:value="133">
            <text:p>133</text:p>
          </table:table-cell>
          <table:table-cell office:value-type="string">
            <text:p>Краснова</text:p>
          </table:table-cell>
          <table:table-cell office:value-type="string">
            <text:p>Елизавета</text:p>
          </table:table-cell>
          <table:table-cell office:value-type="string">
            <text:p>Романовна</text:p>
          </table:table-cell>
          <table:table-cell office:value-type="string">
            <text:p>2014-06-1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4]+1" office:value-type="float" office:value="134">
            <text:p>134</text:p>
          </table:table-cell>
          <table:table-cell office:value-type="string">
            <text:p>Соловьева</text:p>
          </table:table-cell>
          <table:table-cell office:value-type="string">
            <text:p>Алиса</text:p>
          </table:table-cell>
          <table:table-cell office:value-type="string">
            <text:p>Глебовна</text:p>
          </table:table-cell>
          <table:table-cell office:value-type="string">
            <text:p>1988-03-2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5]+1" office:value-type="float" office:value="135">
            <text:p>135</text:p>
          </table:table-cell>
          <table:table-cell office:value-type="string">
            <text:p>Иванов</text:p>
          </table:table-cell>
          <table:table-cell office:value-type="string">
            <text:p>Анатолий</text:p>
          </table:table-cell>
          <table:table-cell office:value-type="string">
            <text:p>Кириллович</text:p>
          </table:table-cell>
          <table:table-cell office:value-type="string">
            <text:p>1982-01-3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6]+1" office:value-type="float" office:value="136">
            <text:p>136</text:p>
          </table:table-cell>
          <table:table-cell office:value-type="string">
            <text:p>Гаврилов</text:p>
          </table:table-cell>
          <table:table-cell office:value-type="string">
            <text:p>Юрий</text:p>
          </table:table-cell>
          <table:table-cell office:value-type="string">
            <text:p>Дмитриевич</text:p>
          </table:table-cell>
          <table:table-cell office:value-type="string">
            <text:p>2023-05-0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7]+1" office:value-type="float" office:value="137">
            <text:p>137</text:p>
          </table:table-cell>
          <table:table-cell office:value-type="string">
            <text:p>Крюков</text:p>
          </table:table-cell>
          <table:table-cell office:value-type="string">
            <text:p>Арсений</text:p>
          </table:table-cell>
          <table:table-cell office:value-type="string">
            <text:p>Дмитриевич</text:p>
          </table:table-cell>
          <table:table-cell office:value-type="string">
            <text:p>2010-03-2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8]+1" office:value-type="float" office:value="138">
            <text:p>138</text:p>
          </table:table-cell>
          <table:table-cell office:value-type="string">
            <text:p>Петрова</text:p>
          </table:table-cell>
          <table:table-cell office:value-type="string">
            <text:p>Виктория</text:p>
          </table:table-cell>
          <table:table-cell office:value-type="string">
            <text:p>Владимировна</text:p>
          </table:table-cell>
          <table:table-cell office:value-type="string">
            <text:p>2002-08-2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39]+1" office:value-type="float" office:value="139">
            <text:p>139</text:p>
          </table:table-cell>
          <table:table-cell office:value-type="string">
            <text:p>Жданов</text:p>
          </table:table-cell>
          <table:table-cell office:value-type="string">
            <text:p>Михаил</text:p>
          </table:table-cell>
          <table:table-cell office:value-type="string">
            <text:p>Иванович</text:p>
          </table:table-cell>
          <table:table-cell office:value-type="string">
            <text:p>1984-11-2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0]+1" office:value-type="float" office:value="140">
            <text:p>140</text:p>
          </table:table-cell>
          <table:table-cell office:value-type="string">
            <text:p>Александров</text:p>
          </table:table-cell>
          <table:table-cell office:value-type="string">
            <text:p>Константин</text:p>
          </table:table-cell>
          <table:table-cell office:value-type="string">
            <text:p>Германович</text:p>
          </table:table-cell>
          <table:table-cell office:value-type="string">
            <text:p>2021-04-1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1]+1" office:value-type="float" office:value="141">
            <text:p>141</text:p>
          </table:table-cell>
          <table:table-cell office:value-type="string">
            <text:p>Коновалов</text:p>
          </table:table-cell>
          <table:table-cell office:value-type="string">
            <text:p>Александр</text:p>
          </table:table-cell>
          <table:table-cell office:value-type="string">
            <text:p>Владимирович</text:p>
          </table:table-cell>
          <table:table-cell office:value-type="string">
            <text:p>1990-06-2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2]+1" office:value-type="float" office:value="142">
            <text:p>142</text:p>
          </table:table-cell>
          <table:table-cell office:value-type="string">
            <text:p>Левина</text:p>
          </table:table-cell>
          <table:table-cell office:value-type="string">
            <text:p>Дарья</text:p>
          </table:table-cell>
          <table:table-cell office:value-type="string">
            <text:p>Денисовна</text:p>
          </table:table-cell>
          <table:table-cell office:value-type="string">
            <text:p>2003-03-2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3]+1" office:value-type="float" office:value="143">
            <text:p>143</text:p>
          </table:table-cell>
          <table:table-cell office:value-type="string">
            <text:p>Андреева</text:p>
          </table:table-cell>
          <table:table-cell office:value-type="string">
            <text:p>Екатерина</text:p>
          </table:table-cell>
          <table:table-cell office:value-type="string">
            <text:p>Никитична</text:p>
          </table:table-cell>
          <table:table-cell office:value-type="string">
            <text:p>1987-02-2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4]+1" office:value-type="float" office:value="144">
            <text:p>144</text:p>
          </table:table-cell>
          <table:table-cell office:value-type="string">
            <text:p>Синицына</text:p>
          </table:table-cell>
          <table:table-cell office:value-type="string">
            <text:p>Арина</text:p>
          </table:table-cell>
          <table:table-cell office:value-type="string">
            <text:p>Кирилловна</text:p>
          </table:table-cell>
          <table:table-cell office:value-type="string">
            <text:p>1983-06-1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5]+1" office:value-type="float" office:value="145">
            <text:p>145</text:p>
          </table:table-cell>
          <table:table-cell office:value-type="string">
            <text:p>Федорова</text:p>
          </table:table-cell>
          <table:table-cell office:value-type="string">
            <text:p>Софья</text:p>
          </table:table-cell>
          <table:table-cell office:value-type="string">
            <text:p>Артёмовна</text:p>
          </table:table-cell>
          <table:table-cell office:value-type="string">
            <text:p>2018-04-16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6]+1" office:value-type="float" office:value="146">
            <text:p>146</text:p>
          </table:table-cell>
          <table:table-cell office:value-type="string">
            <text:p>Лаптева</text:p>
          </table:table-cell>
          <table:table-cell office:value-type="string">
            <text:p>Ева</text:p>
          </table:table-cell>
          <table:table-cell office:value-type="string">
            <text:p>Андреевна</text:p>
          </table:table-cell>
          <table:table-cell office:value-type="string">
            <text:p>2011-01-2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7]+1" office:value-type="float" office:value="147">
            <text:p>147</text:p>
          </table:table-cell>
          <table:table-cell office:value-type="string">
            <text:p>Селиванова</text:p>
          </table:table-cell>
          <table:table-cell office:value-type="string">
            <text:p>Ксения</text:p>
          </table:table-cell>
          <table:table-cell office:value-type="string">
            <text:p>Фёдоровна</text:p>
          </table:table-cell>
          <table:table-cell office:value-type="string">
            <text:p>2003-03-1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8]+1" office:value-type="float" office:value="148">
            <text:p>148</text:p>
          </table:table-cell>
          <table:table-cell office:value-type="string">
            <text:p>Смирнов</text:p>
          </table:table-cell>
          <table:table-cell office:value-type="string">
            <text:p>Андрей</text:p>
          </table:table-cell>
          <table:table-cell office:value-type="string">
            <text:p>Романович</text:p>
          </table:table-cell>
          <table:table-cell office:value-type="string">
            <text:p>1984-09-2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49]+1" office:value-type="float" office:value="149">
            <text:p>149</text:p>
          </table:table-cell>
          <table:table-cell office:value-type="string">
            <text:p>Кошелева</text:p>
          </table:table-cell>
          <table:table-cell office:value-type="string">
            <text:p>Маргарита</text:p>
          </table:table-cell>
          <table:table-cell office:value-type="string">
            <text:p>Филипповна</text:p>
          </table:table-cell>
          <table:table-cell office:value-type="string">
            <text:p>2003-10-1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0]+1" office:value-type="float" office:value="150">
            <text:p>150</text:p>
          </table:table-cell>
          <table:table-cell office:value-type="string">
            <text:p>Егоров</text:p>
          </table:table-cell>
          <table:table-cell office:value-type="string">
            <text:p>Николай</text:p>
          </table:table-cell>
          <table:table-cell office:value-type="string">
            <text:p>Семёнович</text:p>
          </table:table-cell>
          <table:table-cell office:value-type="string">
            <text:p>2000-11-2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1]+1" office:value-type="float" office:value="151">
            <text:p>151</text:p>
          </table:table-cell>
          <table:table-cell office:value-type="string">
            <text:p>Попова</text:p>
          </table:table-cell>
          <table:table-cell office:value-type="string">
            <text:p>Екатерина</text:p>
          </table:table-cell>
          <table:table-cell office:value-type="string">
            <text:p>Александровна</text:p>
          </table:table-cell>
          <table:table-cell office:value-type="string">
            <text:p>1979-10-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2]+1" office:value-type="float" office:value="152">
            <text:p>152</text:p>
          </table:table-cell>
          <table:table-cell office:value-type="string">
            <text:p>Карпов</text:p>
          </table:table-cell>
          <table:table-cell office:value-type="string">
            <text:p>Алексей</text:p>
          </table:table-cell>
          <table:table-cell office:value-type="string">
            <text:p>Максимович</text:p>
          </table:table-cell>
          <table:table-cell office:value-type="string">
            <text:p>2021-02-2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3]+1" office:value-type="float" office:value="153">
            <text:p>153</text:p>
          </table:table-cell>
          <table:table-cell office:value-type="string">
            <text:p>Кузнецова</text:p>
          </table:table-cell>
          <table:table-cell office:value-type="string">
            <text:p>Алиса</text:p>
          </table:table-cell>
          <table:table-cell office:value-type="string">
            <text:p>Давидовна</text:p>
          </table:table-cell>
          <table:table-cell office:value-type="string">
            <text:p>1973-06-2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4]+1" office:value-type="float" office:value="154">
            <text:p>154</text:p>
          </table:table-cell>
          <table:table-cell office:value-type="string">
            <text:p>Попов</text:p>
          </table:table-cell>
          <table:table-cell office:value-type="string">
            <text:p>Яков</text:p>
          </table:table-cell>
          <table:table-cell office:value-type="string">
            <text:p>Александрович</text:p>
          </table:table-cell>
          <table:table-cell office:value-type="string">
            <text:p>2005-05-0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5]+1" office:value-type="float" office:value="155">
            <text:p>155</text:p>
          </table:table-cell>
          <table:table-cell office:value-type="string">
            <text:p>Митрофанов</text:p>
          </table:table-cell>
          <table:table-cell office:value-type="string">
            <text:p>Лука</text:p>
          </table:table-cell>
          <table:table-cell office:value-type="string">
            <text:p>Кириллович</text:p>
          </table:table-cell>
          <table:table-cell office:value-type="string">
            <text:p>2017-04-0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6]+1" office:value-type="float" office:value="156">
            <text:p>156</text:p>
          </table:table-cell>
          <table:table-cell office:value-type="string">
            <text:p>Михайлов</text:p>
          </table:table-cell>
          <table:table-cell office:value-type="string">
            <text:p>Фёдор</text:p>
          </table:table-cell>
          <table:table-cell office:value-type="string">
            <text:p>Степанович</text:p>
          </table:table-cell>
          <table:table-cell office:value-type="string">
            <text:p>1985-11-0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7]+1" office:value-type="float" office:value="157">
            <text:p>157</text:p>
          </table:table-cell>
          <table:table-cell office:value-type="string">
            <text:p>Егорова</text:p>
          </table:table-cell>
          <table:table-cell office:value-type="string">
            <text:p>Кира</text:p>
          </table:table-cell>
          <table:table-cell office:value-type="string">
            <text:p>Владимировна</text:p>
          </table:table-cell>
          <table:table-cell office:value-type="string">
            <text:p>1998-10-0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8]+1" office:value-type="float" office:value="158">
            <text:p>158</text:p>
          </table:table-cell>
          <table:table-cell office:value-type="string">
            <text:p>Соколов</text:p>
          </table:table-cell>
          <table:table-cell office:value-type="string">
            <text:p>Лев</text:p>
          </table:table-cell>
          <table:table-cell office:value-type="string">
            <text:p>Никитич</text:p>
          </table:table-cell>
          <table:table-cell office:value-type="string">
            <text:p>1995-05-3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59]+1" office:value-type="float" office:value="159">
            <text:p>159</text:p>
          </table:table-cell>
          <table:table-cell office:value-type="string">
            <text:p>Филиппов</text:p>
          </table:table-cell>
          <table:table-cell office:value-type="string">
            <text:p>Мирон</text:p>
          </table:table-cell>
          <table:table-cell office:value-type="string">
            <text:p>Дмитриевич</text:p>
          </table:table-cell>
          <table:table-cell office:value-type="string">
            <text:p>1990-01-0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0]+1" office:value-type="float" office:value="160">
            <text:p>160</text:p>
          </table:table-cell>
          <table:table-cell office:value-type="string">
            <text:p>Шувалов</text:p>
          </table:table-cell>
          <table:table-cell office:value-type="string">
            <text:p>Тимофей</text:p>
          </table:table-cell>
          <table:table-cell office:value-type="string">
            <text:p>Тимурович</text:p>
          </table:table-cell>
          <table:table-cell office:value-type="string">
            <text:p>1981-04-0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1]+1" office:value-type="float" office:value="161">
            <text:p>161</text:p>
          </table:table-cell>
          <table:table-cell office:value-type="string">
            <text:p>Артемова</text:p>
          </table:table-cell>
          <table:table-cell office:value-type="string">
            <text:p>Анастасия</text:p>
          </table:table-cell>
          <table:table-cell office:value-type="string">
            <text:p>Артёмовна</text:p>
          </table:table-cell>
          <table:table-cell office:value-type="string">
            <text:p>1985-12-3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2]+1" office:value-type="float" office:value="162">
            <text:p>162</text:p>
          </table:table-cell>
          <table:table-cell office:value-type="string">
            <text:p>Орлова</text:p>
          </table:table-cell>
          <table:table-cell office:value-type="string">
            <text:p>Анна</text:p>
          </table:table-cell>
          <table:table-cell office:value-type="string">
            <text:p>Марковна</text:p>
          </table:table-cell>
          <table:table-cell office:value-type="string">
            <text:p>2000-06-2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3]+1" office:value-type="float" office:value="163">
            <text:p>163</text:p>
          </table:table-cell>
          <table:table-cell office:value-type="string">
            <text:p>Зеленин</text:p>
          </table:table-cell>
          <table:table-cell office:value-type="string">
            <text:p>Леонид</text:p>
          </table:table-cell>
          <table:table-cell office:value-type="string">
            <text:p>Матвеевич</text:p>
          </table:table-cell>
          <table:table-cell office:value-type="string">
            <text:p>1987-02-2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4]+1" office:value-type="float" office:value="164">
            <text:p>164</text:p>
          </table:table-cell>
          <table:table-cell office:value-type="string">
            <text:p>Осипова</text:p>
          </table:table-cell>
          <table:table-cell office:value-type="string">
            <text:p>Таисия</text:p>
          </table:table-cell>
          <table:table-cell office:value-type="string">
            <text:p>Гордеевна</text:p>
          </table:table-cell>
          <table:table-cell office:value-type="string">
            <text:p>2003-02-0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5]+1" office:value-type="float" office:value="165">
            <text:p>165</text:p>
          </table:table-cell>
          <table:table-cell office:value-type="string">
            <text:p>Михайлова</text:p>
          </table:table-cell>
          <table:table-cell office:value-type="string">
            <text:p>Полина</text:p>
          </table:table-cell>
          <table:table-cell office:value-type="string">
            <text:p>Михайловна</text:p>
          </table:table-cell>
          <table:table-cell office:value-type="string">
            <text:p>2012-10-10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6]+1" office:value-type="float" office:value="166">
            <text:p>166</text:p>
          </table:table-cell>
          <table:table-cell office:value-type="string">
            <text:p>Калмыкова</text:p>
          </table:table-cell>
          <table:table-cell office:value-type="string">
            <text:p>Ксения</text:p>
          </table:table-cell>
          <table:table-cell office:value-type="string">
            <text:p>Владимировна</text:p>
          </table:table-cell>
          <table:table-cell office:value-type="string">
            <text:p>1972-11-15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7]+1" office:value-type="float" office:value="167">
            <text:p>167</text:p>
          </table:table-cell>
          <table:table-cell office:value-type="string">
            <text:p>Князев</text:p>
          </table:table-cell>
          <table:table-cell office:value-type="string">
            <text:p>Михаил</text:p>
          </table:table-cell>
          <table:table-cell office:value-type="string">
            <text:p>Ярославович</text:p>
          </table:table-cell>
          <table:table-cell office:value-type="string">
            <text:p>1985-07-0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8]+1" office:value-type="float" office:value="168">
            <text:p>168</text:p>
          </table:table-cell>
          <table:table-cell office:value-type="string">
            <text:p>Крюков</text:p>
          </table:table-cell>
          <table:table-cell office:value-type="string">
            <text:p>Павел</text:p>
          </table:table-cell>
          <table:table-cell office:value-type="string">
            <text:p>Михайлович</text:p>
          </table:table-cell>
          <table:table-cell office:value-type="string">
            <text:p>1977-06-0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69]+1" office:value-type="float" office:value="169">
            <text:p>169</text:p>
          </table:table-cell>
          <table:table-cell office:value-type="string">
            <text:p>Малышева</text:p>
          </table:table-cell>
          <table:table-cell office:value-type="string">
            <text:p>Ксения</text:p>
          </table:table-cell>
          <table:table-cell office:value-type="string">
            <text:p>Кирилловна</text:p>
          </table:table-cell>
          <table:table-cell office:value-type="string">
            <text:p>1979-09-1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0]+1" office:value-type="float" office:value="170">
            <text:p>170</text:p>
          </table:table-cell>
          <table:table-cell office:value-type="string">
            <text:p>Никулин</text:p>
          </table:table-cell>
          <table:table-cell office:value-type="string">
            <text:p>Марк</text:p>
          </table:table-cell>
          <table:table-cell office:value-type="string">
            <text:p>Дмитриевич</text:p>
          </table:table-cell>
          <table:table-cell office:value-type="string">
            <text:p>2021-06-08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1]+1" office:value-type="float" office:value="171">
            <text:p>171</text:p>
          </table:table-cell>
          <table:table-cell office:value-type="string">
            <text:p>Кондратьева</text:p>
          </table:table-cell>
          <table:table-cell office:value-type="string">
            <text:p>Маргарита</text:p>
          </table:table-cell>
          <table:table-cell office:value-type="string">
            <text:p>Максимовна</text:p>
          </table:table-cell>
          <table:table-cell office:value-type="string">
            <text:p>2019-06-1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2]+1" office:value-type="float" office:value="172">
            <text:p>172</text:p>
          </table:table-cell>
          <table:table-cell office:value-type="string">
            <text:p>Ильина</text:p>
          </table:table-cell>
          <table:table-cell office:value-type="string">
            <text:p>Любовь</text:p>
          </table:table-cell>
          <table:table-cell office:value-type="string">
            <text:p>Ивановна</text:p>
          </table:table-cell>
          <table:table-cell office:value-type="string">
            <text:p>2016-05-0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3]+1" office:value-type="float" office:value="173">
            <text:p>173</text:p>
          </table:table-cell>
          <table:table-cell office:value-type="string">
            <text:p>Чижова</text:p>
          </table:table-cell>
          <table:table-cell office:value-type="string">
            <text:p>Арина</text:p>
          </table:table-cell>
          <table:table-cell office:value-type="string">
            <text:p>Сергеевна</text:p>
          </table:table-cell>
          <table:table-cell office:value-type="string">
            <text:p>2016-01-23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4]+1" office:value-type="float" office:value="174">
            <text:p>174</text:p>
          </table:table-cell>
          <table:table-cell office:value-type="string">
            <text:p>Шубина</text:p>
          </table:table-cell>
          <table:table-cell office:value-type="string">
            <text:p>Кристина</text:p>
          </table:table-cell>
          <table:table-cell office:value-type="string">
            <text:p>Константиновна</text:p>
          </table:table-cell>
          <table:table-cell office:value-type="string">
            <text:p>2020-10-0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5]+1" office:value-type="float" office:value="175">
            <text:p>175</text:p>
          </table:table-cell>
          <table:table-cell office:value-type="string">
            <text:p>Павлов</text:p>
          </table:table-cell>
          <table:table-cell office:value-type="string">
            <text:p>Роман</text:p>
          </table:table-cell>
          <table:table-cell office:value-type="string">
            <text:p>Маркович</text:p>
          </table:table-cell>
          <table:table-cell office:value-type="string">
            <text:p>1988-11-3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6]+1" office:value-type="float" office:value="176">
            <text:p>176</text:p>
          </table:table-cell>
          <table:table-cell office:value-type="string">
            <text:p>Латышев</text:p>
          </table:table-cell>
          <table:table-cell office:value-type="string">
            <text:p>Серафим</text:p>
          </table:table-cell>
          <table:table-cell office:value-type="string">
            <text:p>Эрикович</text:p>
          </table:table-cell>
          <table:table-cell office:value-type="string">
            <text:p>2009-03-0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7]+1" office:value-type="float" office:value="177">
            <text:p>177</text:p>
          </table:table-cell>
          <table:table-cell office:value-type="string">
            <text:p>Филатов</text:p>
          </table:table-cell>
          <table:table-cell office:value-type="string">
            <text:p>Михаил</text:p>
          </table:table-cell>
          <table:table-cell office:value-type="string">
            <text:p>Кириллович</text:p>
          </table:table-cell>
          <table:table-cell office:value-type="string">
            <text:p>1971-02-11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8]+1" office:value-type="float" office:value="178">
            <text:p>178</text:p>
          </table:table-cell>
          <table:table-cell office:value-type="string">
            <text:p>Максимова</text:p>
          </table:table-cell>
          <table:table-cell office:value-type="string">
            <text:p>Елизавета</text:p>
          </table:table-cell>
          <table:table-cell office:value-type="string">
            <text:p>Михайловна</text:p>
          </table:table-cell>
          <table:table-cell office:value-type="string">
            <text:p>1974-07-02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79]+1" office:value-type="float" office:value="179">
            <text:p>179</text:p>
          </table:table-cell>
          <table:table-cell office:value-type="string">
            <text:p>Большаков</text:p>
          </table:table-cell>
          <table:table-cell office:value-type="string">
            <text:p>Александр</text:p>
          </table:table-cell>
          <table:table-cell office:value-type="string">
            <text:p>Максимович</text:p>
          </table:table-cell>
          <table:table-cell office:value-type="string">
            <text:p>1980-04-10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0]+1" office:value-type="float" office:value="180">
            <text:p>180</text:p>
          </table:table-cell>
          <table:table-cell office:value-type="string">
            <text:p>Дружинин</text:p>
          </table:table-cell>
          <table:table-cell office:value-type="string">
            <text:p>Тихон</text:p>
          </table:table-cell>
          <table:table-cell office:value-type="string">
            <text:p>Владиславович</text:p>
          </table:table-cell>
          <table:table-cell office:value-type="string">
            <text:p>1986-03-17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1]+1" office:value-type="float" office:value="181">
            <text:p>181</text:p>
          </table:table-cell>
          <table:table-cell office:value-type="string">
            <text:p>Данилова</text:p>
          </table:table-cell>
          <table:table-cell office:value-type="string">
            <text:p>София</text:p>
          </table:table-cell>
          <table:table-cell office:value-type="string">
            <text:p>Марковна</text:p>
          </table:table-cell>
          <table:table-cell office:value-type="string">
            <text:p>1986-08-0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2]+1" office:value-type="float" office:value="182">
            <text:p>182</text:p>
          </table:table-cell>
          <table:table-cell office:value-type="string">
            <text:p>Иванова</text:p>
          </table:table-cell>
          <table:table-cell office:value-type="string">
            <text:p>Агата</text:p>
          </table:table-cell>
          <table:table-cell office:value-type="string">
            <text:p>Никитична</text:p>
          </table:table-cell>
          <table:table-cell office:value-type="string">
            <text:p>2007-02-1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3]+1" office:value-type="float" office:value="183">
            <text:p>183</text:p>
          </table:table-cell>
          <table:table-cell office:value-type="string">
            <text:p>Фадеева</text:p>
          </table:table-cell>
          <table:table-cell office:value-type="string">
            <text:p>Ева</text:p>
          </table:table-cell>
          <table:table-cell office:value-type="string">
            <text:p>Ильинична</text:p>
          </table:table-cell>
          <table:table-cell office:value-type="string">
            <text:p>1975-03-18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4]+1" office:value-type="float" office:value="184">
            <text:p>184</text:p>
          </table:table-cell>
          <table:table-cell office:value-type="string">
            <text:p>Горохова</text:p>
          </table:table-cell>
          <table:table-cell office:value-type="string">
            <text:p>Мария</text:p>
          </table:table-cell>
          <table:table-cell office:value-type="string">
            <text:p>Николаевна</text:p>
          </table:table-cell>
          <table:table-cell office:value-type="string">
            <text:p>1997-10-19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5]+1" office:value-type="float" office:value="185">
            <text:p>185</text:p>
          </table:table-cell>
          <table:table-cell office:value-type="string">
            <text:p>Волков</text:p>
          </table:table-cell>
          <table:table-cell office:value-type="string">
            <text:p>Дмитрий</text:p>
          </table:table-cell>
          <table:table-cell office:value-type="string">
            <text:p>Григорьевич</text:p>
          </table:table-cell>
          <table:table-cell office:value-type="string">
            <text:p>1971-04-0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6]+1" office:value-type="float" office:value="186">
            <text:p>186</text:p>
          </table:table-cell>
          <table:table-cell office:value-type="string">
            <text:p>Шестаков</text:p>
          </table:table-cell>
          <table:table-cell office:value-type="string">
            <text:p>Степан</text:p>
          </table:table-cell>
          <table:table-cell office:value-type="string">
            <text:p>Артёмович</text:p>
          </table:table-cell>
          <table:table-cell office:value-type="string">
            <text:p>1979-06-2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7]+1" office:value-type="float" office:value="187">
            <text:p>187</text:p>
          </table:table-cell>
          <table:table-cell office:value-type="string">
            <text:p>Кузнецов</text:p>
          </table:table-cell>
          <table:table-cell office:value-type="string">
            <text:p>Илья</text:p>
          </table:table-cell>
          <table:table-cell office:value-type="string">
            <text:p>Константинович</text:p>
          </table:table-cell>
          <table:table-cell office:value-type="string">
            <text:p>1982-12-2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8]+1" office:value-type="float" office:value="188">
            <text:p>188</text:p>
          </table:table-cell>
          <table:table-cell office:value-type="string">
            <text:p>Смирнов</text:p>
          </table:table-cell>
          <table:table-cell office:value-type="string">
            <text:p>Сергей</text:p>
          </table:table-cell>
          <table:table-cell office:value-type="string">
            <text:p>Всеволодович</text:p>
          </table:table-cell>
          <table:table-cell office:value-type="string">
            <text:p>1989-11-1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89]+1" office:value-type="float" office:value="189">
            <text:p>189</text:p>
          </table:table-cell>
          <table:table-cell office:value-type="string">
            <text:p>Захарова</text:p>
          </table:table-cell>
          <table:table-cell office:value-type="string">
            <text:p>Валерия</text:p>
          </table:table-cell>
          <table:table-cell office:value-type="string">
            <text:p>Романовна</text:p>
          </table:table-cell>
          <table:table-cell office:value-type="string">
            <text:p>1991-02-1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0]+1" office:value-type="float" office:value="190">
            <text:p>190</text:p>
          </table:table-cell>
          <table:table-cell office:value-type="string">
            <text:p>Кузнецова</text:p>
          </table:table-cell>
          <table:table-cell office:value-type="string">
            <text:p>Полина</text:p>
          </table:table-cell>
          <table:table-cell office:value-type="string">
            <text:p>Фёдоровна</text:p>
          </table:table-cell>
          <table:table-cell office:value-type="string">
            <text:p>2023-04-2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1]+1" office:value-type="float" office:value="191">
            <text:p>191</text:p>
          </table:table-cell>
          <table:table-cell office:value-type="string">
            <text:p>Кузнецова</text:p>
          </table:table-cell>
          <table:table-cell office:value-type="string">
            <text:p>Алиса</text:p>
          </table:table-cell>
          <table:table-cell office:value-type="string">
            <text:p>Романовна</text:p>
          </table:table-cell>
          <table:table-cell office:value-type="string">
            <text:p>1971-06-21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2]+1" office:value-type="float" office:value="192">
            <text:p>192</text:p>
          </table:table-cell>
          <table:table-cell office:value-type="string">
            <text:p>Моисеев</text:p>
          </table:table-cell>
          <table:table-cell office:value-type="string">
            <text:p>Даниил</text:p>
          </table:table-cell>
          <table:table-cell office:value-type="string">
            <text:p>Дамирович</text:p>
          </table:table-cell>
          <table:table-cell office:value-type="string">
            <text:p>1998-02-04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3]+1" office:value-type="float" office:value="193">
            <text:p>193</text:p>
          </table:table-cell>
          <table:table-cell office:value-type="string">
            <text:p>Григорьев</text:p>
          </table:table-cell>
          <table:table-cell office:value-type="string">
            <text:p>Игорь</text:p>
          </table:table-cell>
          <table:table-cell office:value-type="string">
            <text:p>Савельевич</text:p>
          </table:table-cell>
          <table:table-cell office:value-type="string">
            <text:p>2007-08-2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4]+1" office:value-type="float" office:value="194">
            <text:p>194</text:p>
          </table:table-cell>
          <table:table-cell office:value-type="string">
            <text:p>Самсонов</text:p>
          </table:table-cell>
          <table:table-cell office:value-type="string">
            <text:p>Андрей</text:p>
          </table:table-cell>
          <table:table-cell office:value-type="string">
            <text:p>Дамирович</text:p>
          </table:table-cell>
          <table:table-cell office:value-type="string">
            <text:p>1991-02-25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5]+1" office:value-type="float" office:value="195">
            <text:p>195</text:p>
          </table:table-cell>
          <table:table-cell office:value-type="string">
            <text:p>Новикова</text:p>
          </table:table-cell>
          <table:table-cell office:value-type="string">
            <text:p>Анастасия</text:p>
          </table:table-cell>
          <table:table-cell office:value-type="string">
            <text:p>Макаровна</text:p>
          </table:table-cell>
          <table:table-cell office:value-type="string">
            <text:p>2023-05-07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6]+1" office:value-type="float" office:value="196">
            <text:p>196</text:p>
          </table:table-cell>
          <table:table-cell office:value-type="string">
            <text:p>Киселев</text:p>
          </table:table-cell>
          <table:table-cell office:value-type="string">
            <text:p>Иван</text:p>
          </table:table-cell>
          <table:table-cell office:value-type="string">
            <text:p>Георгиевич</text:p>
          </table:table-cell>
          <table:table-cell office:value-type="string">
            <text:p>1992-03-29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7]+1" office:value-type="float" office:value="197">
            <text:p>197</text:p>
          </table:table-cell>
          <table:table-cell office:value-type="string">
            <text:p>Буров</text:p>
          </table:table-cell>
          <table:table-cell office:value-type="string">
            <text:p>Кирилл</text:p>
          </table:table-cell>
          <table:table-cell office:value-type="string">
            <text:p>Артёмович</text:p>
          </table:table-cell>
          <table:table-cell office:value-type="string">
            <text:p>1977-12-0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8]+1" office:value-type="float" office:value="198">
            <text:p>198</text:p>
          </table:table-cell>
          <table:table-cell office:value-type="string">
            <text:p>Горохов</text:p>
          </table:table-cell>
          <table:table-cell office:value-type="string">
            <text:p>Даниил</text:p>
          </table:table-cell>
          <table:table-cell office:value-type="string">
            <text:p>Игоревич</text:p>
          </table:table-cell>
          <table:table-cell office:value-type="string">
            <text:p>1991-09-1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199]+1" office:value-type="float" office:value="199">
            <text:p>199</text:p>
          </table:table-cell>
          <table:table-cell office:value-type="string">
            <text:p>Родионов</text:p>
          </table:table-cell>
          <table:table-cell office:value-type="string">
            <text:p>Егор</text:p>
          </table:table-cell>
          <table:table-cell office:value-type="string">
            <text:p>Егорович</text:p>
          </table:table-cell>
          <table:table-cell office:value-type="string">
            <text:p>2004-09-13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formula="of:=[.A200]+1" office:value-type="float" office:value="200">
            <text:p>200</text:p>
          </table:table-cell>
          <table:table-cell office:value-type="string">
            <text:p>Попов</text:p>
          </table:table-cell>
          <table:table-cell office:value-type="string">
            <text:p>Михаил</text:p>
          </table:table-cell>
          <table:table-cell office:value-type="string">
            <text:p>Михайлович</text:p>
          </table:table-cell>
          <table:table-cell office:value-type="string">
            <text:p>2000-11-16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30">30.09.2023</text:date>, <text:time>12:3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9M38S</meta:editing-duration>
    <meta:editing-cycles>13</meta:editing-cycles>
    <meta:generator>OpenOffice/4.1.7$Win32 OpenOffice.org_project/417m1$Build-9800</meta:generator>
    <dc:date>2023-09-30T12:38:31.57</dc:date>
    <meta:document-statistic meta:table-count="3" meta:cell-count="1424" meta:object-count="0"/>
    <meta:user-defined meta:name="Info 1"/>
    <meta:user-defined meta:name="Info 2"/>
    <meta:user-defined meta:name="Info 3"/>
    <meta:user-defined meta:name="Info 4"/>
  </office:meta>
</office:document-meta>
</file>